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system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TableContents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color="#FF0000"/>
    </style:style>
    <style:style style:name="P13" style:parent-style-name="TableContents" style:family="paragraph">
      <style:text-properties fo:font-weight="bold" style:font-weight-asian="bold" style:font-weight-complex="bold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16" style:parent-style-name="Policepardéfaut" style:family="text">
      <style:text-properties fo:color="#FF0000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break-before="page"/>
    </style:style>
    <style:style style:name="T24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29" style:parent-style-name="Policepardéfaut" style:family="text">
      <style:text-properties fo:color="#FF0000"/>
    </style:style>
    <style:style style:name="T30" style:parent-style-name="Policepardéfaut" style:family="text">
      <style:text-properties fo:color="#000000"/>
    </style:style>
    <style:style style:name="P31" style:parent-style-name="TableContents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T43" style:parent-style-name="Policepardéfaut" style:family="text">
      <style:text-properties fo:color="#FF0000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break-before="page"/>
    </style:style>
    <style:style style:name="T48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50" style:parent-style-name="Policepardéfaut" style:family="text">
      <style:text-properties fo:color="#FF0000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52" style:parent-style-name="Policepardéfaut" style:family="text">
      <style:text-properties fo:color="#FF0000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55" style:parent-style-name="Policepardéfaut" style:family="text">
      <style:text-properties fo:color="#5B9BD5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57" style:parent-style-name="Policepardéfaut" style:family="text">
      <style:text-properties fo:color="#FF0000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60" style:parent-style-name="Policepardéfaut" style:family="text">
      <style:text-properties fo:color="#FF0000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65" style:parent-style-name="Policepardéfaut" style:family="text">
      <style:text-properties fo:color="#FF0000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68" style:parent-style-name="Policepardéfaut" style:family="text">
      <style:text-properties fo:color="#FF0000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P70" style:parent-style-name="TableContents" style:family="paragraph">
      <style:text-properties fo:font-weight="bold" style:font-weight-asian="bold" style:font-weight-complex="bold"/>
    </style:style>
    <style:style style:name="T71" style:parent-style-name="Policepardéfaut" style:family="text">
      <style:text-properties fo:color="#FF0000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BAAAAA+LiberationSerif-Bold"/>
    </style:style>
    <style:style style:name="P76" style:parent-style-name="TableContents" style:family="paragraph">
      <style:text-properties fo:font-weight="bold" style:font-weight-asian="bold" style:font-weight-complex="bold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79" style:parent-style-name="Policepardéfaut" style:family="text">
      <style:text-properties fo:color="#FF0000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1" style:parent-style-name="TableContents" style:family="paragraph">
      <style:text-properties fo:font-weight="bold" style:font-weight-asian="bold" style:font-weight-complex="bold"/>
    </style:style>
    <style:style style:name="T82" style:parent-style-name="Policepardéfaut" style:family="text">
      <style:text-properties fo:color="#FF0000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86" style:parent-style-name="Policepardéfaut" style:family="text">
      <style:text-properties fo:color="#FF0000"/>
    </style:style>
    <style:style style:name="P87" style:parent-style-name="Standard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P91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P95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P97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TableContents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NNEXE UTILISATION DES NOTIONS DU COURS</text:p>
      <text:p text:style-name="P2"/>
      <text:p text:style-name="P3"/>
      <text:p text:style-name="P4">Chapitre 1</text:p>
      <text:p text:style-name="P5"/>
      <text:p text:style-name="P6">Surcharge de fonction</text:p>
      <text:p text:style-name="TableContents">Fichier / Numéros de ligne : Piece.h, lignes 39 et 47</text:p>
      <text:p text:style-name="TableContents">Exemple(s) de code</text:p>
      <text:p text:style-name="TableContents"/>
      <text:p text:style-name="Standard">Piece(int size, sf::Color color,<text:s/>const CoordinateType * points);</text:p>
      <text:p text:style-name="Standard"/>
      <text:p text:style-name="Standard">Piece(sf::Color color, std::vector&lt;Point&lt;CoordinateType&gt;&gt; points);</text:p>
      <text:p text:style-name="TableContents"/>
      <text:p text:style-name="P7"/>
      <text:p text:style-name="P8">Chapitre 2</text:p>
      <text:p text:style-name="P9"/>
      <text:p text:style-name="P10">Liste d’initialisations</text:p>
      <text:p text:style-name="TableContents">Fichier / Numéros de ligne : Point.h, ligne 178</text:p>
      <text:p text:style-name="TableContents">Exemple(s) de code</text:p>
      <text:p text:style-name="TableContents"/>
      <text:p text:style-name="Standard">template&lt;class CoordinateType&gt;</text:p>
      <text:p text:style-name="TableContents">Point&lt;CoordinateType&gt;::Point(CoordinateType _x, CoordinateType _y)</text:p>
      <text:p text:style-name="TableContents">: x(_x), y(_y){</text:p>
      <text:p text:style-name="TableContents">}</text:p>
      <text:p text:style-name="TableContents"/>
      <text:p text:style-name="P11">Mot-clé mutable</text:p>
      <text:p text:style-name="TableContents">Fichier / Numéros de ligne :<text:s/><text:span text:style-name="T12">X</text:span></text:p>
      <text:p text:style-name="TableContents">Exemple(s) de code</text:p>
      <text:p text:style-name="TableContents"/>
      <text:p text:style-name="P13">Attribut static</text:p>
      <text:p text:style-name="TableContents">Fichier / Numéros de ligne : Preferences.h, ligne 83</text:p>
      <text:p text:style-name="TableContents">Exemple(s) de code</text:p>
      <text:p text:style-name="TableContents"/>
      <text:p text:style-name="TableContents">static Preferences&amp;<text:s/>instance;</text:p>
      <text:p text:style-name="TableContents"/>
      <text:p text:style-name="P14">Méthode static</text:p>
      <text:p text:style-name="TableContents">Fichier / Numéros de ligne : FilesUtils.h, ligne 31</text:p>
      <text:p text:style-name="TableContents">Exemple(s) de code</text:p>
      <text:p text:style-name="TableContents"/>
      <text:p text:style-name="TableContents">static std::vector&lt;Point&lt;double&gt;&gt; readFile(const char* fileName);</text:p>
      <text:p text:style-name="TableContents"/>
      <text:p text:style-name="P15">R.A.I.I.</text:p>
      <text:p text:style-name="TableContents">Fichier / Numéros de ligne :<text:s/><text:span text:style-name="T16">X</text:span></text:p>
      <text:p text:style-name="TableContents">Exemple(s) de code</text:p>
      <text:p text:style-name="TableContents"/>
      <text:p text:style-name="P17"/>
      <text:p text:style-name="P18">Chapitre 3 Surcharge d’opérateur</text:p>
      <text:p text:style-name="P19"/>
      <text:p text:style-name="P20">Surcharge d’opérateur (hors &lt;&lt; et &gt;&gt;)</text:p>
      <text:soft-page-break/>
      <text:p text:style-name="TableContents">Fichier / Numéros de ligne : Point.h, ligne 192</text:p>
      <text:p text:style-name="TableContents">Exemple(s) de code</text:p>
      <text:p text:style-name="P21"/>
      <text:p text:style-name="Standard">template&lt;class CoordinateType&gt;</text:p>
      <text:p text:style-name="Standard">bool Point&lt;CoordinateType&gt;::operator==(const Point&lt;CoordinateType&gt;&amp;<text:s/>other) const {</text:p>
      <text:p text:style-name="Standard"><text:tab/>return (x == other.x &amp;&amp; y == other.y);</text:p>
      <text:p text:style-name="Standard">}</text:p>
      <text:p text:style-name="P22"/>
      <text:p text:style-name="P23"><text:span text:style-name="T24">Chapitre 4 Héritage, Polymorphisme</text:span></text:p>
      <text:p text:style-name="P25"/>
      <text:p text:style-name="P26">fonctions virtuelles</text:p>
      <text:p text:style-name="TableContents">Fichier / Numéros de ligne : Shape.h ligne 25</text:p>
      <text:p text:style-name="TableContents">Exemple(s) de code</text:p>
      <text:p text:style-name="TableContents"/>
      <text:p text:style-name="TableContents">virtual Point&lt;CoordinateType&gt; center() const = 0;</text:p>
      <text:p text:style-name="TableContents"/>
      <text:p text:style-name="P27">override</text:p>
      <text:p text:style-name="TableContents">Fichier / Numéros de ligne : Button.h, ligne 54</text:p>
      <text:p text:style-name="TableContents">Exemple(s) de code</text:p>
      <text:p text:style-name="TableContents"/>
      <text:p text:style-name="TableContents">void draw(sf::RenderWindow&amp; window) override;</text:p>
      <text:p text:style-name="TableContents"/>
      <text:p text:style-name="P28">final (classe, méthode)</text:p>
      <text:p text:style-name="TableContents">Fichier / Numéros de ligne :<text:span text:style-name="T29"><text:s/></text:span><text:span text:style-name="T30">Point.h, ligne 25</text:span></text:p>
      <text:p text:style-name="TableContents">Exemple(s) de code</text:p>
      <text:p text:style-name="TableContents"/>
      <text:p text:style-name="TableContents">class Point final {</text:p>
      <text:p text:style-name="TableContents">…</text:p>
      <text:p text:style-name="TableContents">}</text:p>
      <text:p text:style-name="P31"/>
      <text:p text:style-name="Standard"><text:span text:style-name="T32">Chapitre <text:s/>template, STL</text:span></text:p>
      <text:p text:style-name="P33"/>
      <text:p text:style-name="P34">Template</text:p>
      <text:p text:style-name="TableContents">Fichier / Numéros de ligne : Point.h, ligne 24</text:p>
      <text:p text:style-name="TableContents">Exemple(s) de code</text:p>
      <text:p text:style-name="TableContents"/>
      <text:p text:style-name="TableContents">template&lt;class CoordinateType&gt;</text:p>
      <text:p text:style-name="TableContents">class Point final {</text:p>
      <text:p text:style-name="TableContents">private :</text:p>
      <text:p text:style-name="TableContents"><text:tab/>CoordinateType x;</text:p>
      <text:p text:style-name="TableContents"><text:s text:c="4"/><text:tab/>CoordinateType y;</text:p>
      <text:p text:style-name="TableContents">…</text:p>
      <text:p text:style-name="TableContents">}</text:p>
      <text:p text:style-name="P35"/>
      <text:p text:style-name="P36"/>
      <text:p text:style-name="P37">Les classes de la STL</text:p>
      <text:p text:style-name="P38"/>
      <text:p text:style-name="P39">Classe vector</text:p>
      <text:p text:style-name="TableContents">Fichier / Numéros de ligne : Menu.h, ligne<text:s/>78</text:p>
      <text:p text:style-name="TableContents">Exemple(s) de code</text:p>
      <text:p text:style-name="TableContents"/>
      <text:p text:style-name="TableContents">std::vector&lt;std::unique_ptr&lt;Button&gt;&gt; buttons;</text:p>
      <text:p text:style-name="TableContents"/>
      <text:p text:style-name="P40">Classe list</text:p>
      <text:p text:style-name="TableContents">Fichier / Numéros de ligne : Piece.h, ligne 163</text:p>
      <text:p text:style-name="TableContents">Exemple(s) de code</text:p>
      <text:p text:style-name="TableContents"/>
      <text:p text:style-name="TableContents">std::list&lt;Triangle&lt;CoordinateType&gt;&gt;<text:s/>triangles;</text:p>
      <text:p text:style-name="TableContents"/>
      <text:p text:style-name="P41">Classe map</text:p>
      <text:p text:style-name="TableContents">Fichier / Numéros de ligne : ActionManager.h, ligne 62</text:p>
      <text:p text:style-name="TableContents">Exemple(s) de code</text:p>
      <text:p text:style-name="TableContents"/>
      <text:p text:style-name="TableContents">std::map&lt;sf::Event::EventType, Action&gt; actions;</text:p>
      <text:p text:style-name="TableContents"/>
      <text:p text:style-name="P42">classe …..</text:p>
      <text:p text:style-name="TableContents">Fichier / Numéros de ligne :<text:s/><text:span text:style-name="T43">X</text:span></text:p>
      <text:p text:style-name="TableContents">Exemple(s) de code</text:p>
      <text:p text:style-name="TableContents"/>
      <text:p text:style-name="TableContents"/>
      <text:p text:style-name="P44">Chapitre foncteur</text:p>
      <text:p text:style-name="TableContents"/>
      <text:p text:style-name="P45">Foncteur</text:p>
      <text:p text:style-name="TableContents">Fichier / Numéros<text:s/>de ligne : Action.h, ligne 21</text:p>
      <text:p text:style-name="TableContents">Exemple(s) de code</text:p>
      <text:p text:style-name="TableContents"/>
      <text:p text:style-name="TableContents">class Action {</text:p>
      <text:p text:style-name="TableContents">public:</text:p>
      <text:p text:style-name="TableContents"><text:tab/>Action(const std::function&lt;void (sf::Event)&gt; &amp;fct);<text:tab/></text:p>
      <text:p text:style-name="TableContents"><text:tab/>Action();</text:p>
      <text:p text:style-name="TableContents"><text:tab/>void operator()(sf::Event event);</text:p>
      <text:p text:style-name="TableContents"/>
      <text:p text:style-name="TableContents">private:</text:p>
      <text:p text:style-name="TableContents"><text:tab/>std::function&lt;void (sf::Event)&gt;<text:s/>fct;</text:p>
      <text:p text:style-name="TableContents">};</text:p>
      <text:p text:style-name="TableContents"/>
      <text:p text:style-name="TableContents"/>
      <text:p text:style-name="P46"/>
      <text:p text:style-name="P47"><text:span text:style-name="T48">Chapitre divers (dont auto, lambda)</text:span></text:p>
      <text:p text:style-name="TableContents"/>
      <text:p text:style-name="P49">énumération</text:p>
      <text:p text:style-name="TableContents">Fichier / Numéros de ligne :<text:s/><text:span text:style-name="T50">X</text:span></text:p>
      <text:p text:style-name="TableContents">Exemple(s) de code</text:p>
      <text:p text:style-name="TableContents"/>
      <text:p text:style-name="P51">static_assert</text:p>
      <text:p text:style-name="TableContents">Fichier / Numéros de ligne :<text:s/><text:span text:style-name="T52">X</text:span></text:p>
      <text:p text:style-name="TableContents">Exemple(s) de code</text:p>
      <text:p text:style-name="TableContents"/>
      <text:p text:style-name="TableContents">Fichier / Numéros de ligne :</text:p>
      <text:p text:style-name="TableContents">Exemple(s) de code</text:p>
      <text:p text:style-name="P53"/>
      <text:p text:style-name="P54">délégation de constructeurs</text:p>
      <text:p text:style-name="TableContents">Fichier / Numéros de ligne : <text:span text:style-name="T55">?</text:span></text:p>
      <text:p text:style-name="TableContents">Exemple(s) de code</text:p>
      <text:p text:style-name="TableContents"/>
      <text:p text:style-name="P56">héritage de constructeurs avec mot-clé using</text:p>
      <text:p text:style-name="TableContents">Fichier / Numéros de ligne :<text:s/><text:span text:style-name="T57">X</text:span></text:p>
      <text:p text:style-name="TableContents">Exemple(s) de code</text:p>
      <text:p text:style-name="TableContents"/>
      <text:p text:style-name="P58">inférence de type : mot-clé auto</text:p>
      <text:p text:style-name="TableContents">Fichier / Numéros de ligne : Piece.h, ligne 156</text:p>
      <text:p text:style-name="TableContents">Exemple(s) de code</text:p>
      <text:p text:style-name="TableContents"/>
      <text:p text:style-name="TableContents">for(auto&amp; t : piece.triangles) {</text:p>
      <text:p text:style-name="TableContents"><text:s text:c="6"/>os &lt;&lt;<text:s/>t &lt;&lt; std::endl;</text:p>
      <text:p text:style-name="TableContents">}</text:p>
      <text:p text:style-name="TableContents"/>
      <text:p text:style-name="P59">inférence de type : mot-clé decltype</text:p>
      <text:p text:style-name="TableContents">Fichier / Numéros de ligne :<text:s/><text:span text:style-name="T60">X</text:span></text:p>
      <text:p text:style-name="TableContents">Exemple(s) de code</text:p>
      <text:p text:style-name="TableContents"/>
      <text:p text:style-name="P61">itérateur : begin, end</text:p>
      <text:p text:style-name="TableContents">Fichier / Numéros de ligne : Game.cpp, ligne 129</text:p>
      <text:p text:style-name="TableContents">Exemple(s) de code</text:p>
      <text:p text:style-name="TableContents"/>
      <text:p text:style-name="TableContents">if(std::is_permutation(goalPoints.begin(), goalPoints.end(), piecesPoints.begin(), piecesPoints.end())) {</text:p>
      <text:p text:style-name="TableContents"><text:s text:c="8"/>gameState = true;</text:p>
      <text:p text:style-name="TableContents">}</text:p>
      <text:p text:style-name="TableContents"/>
      <text:p text:style-name="P62">itérateur : cbegin, cend</text:p>
      <text:p text:style-name="TableContents">Fichier / Numéros de ligne : Piece.h, ligne 298</text:p>
      <text:p text:style-name="TableContents">Exemple(s) de code</text:p>
      <text:p text:style-name="TableContents"/>
      <text:p text:style-name="TableContents">for_each(triangles.cbegin(), triangles.cend(), [&amp;points](Triangle&lt;CoordinateType&gt;<text:s/>t){</text:p>
      <text:p text:style-name="TableContents"><text:tab/>std::vector&lt;Point&lt;CoordinateType&gt;&gt; trianglePoints = t.getPoints();</text:p>
      <text:p text:style-name="TableContents"><text:tab/>points.insert(points.cend(), trianglePoints.cbegin(), trianglePoints.cend());</text:p>
      <text:p text:style-name="TableContents">});</text:p>
      <text:p text:style-name="TableContents"/>
      <text:p text:style-name="P63">boucle foreach</text:p>
      <text:p text:style-name="TableContents">Fichier / Numéros de ligne : Piece.h, ligne 238</text:p>
      <text:p text:style-name="TableContents">Exemple(s) de code</text:p>
      <text:p text:style-name="TableContents"/>
      <text:p text:style-name="TableContents">for(auto&amp; t : triangles) {</text:p>
      <text:p text:style-name="TableContents"><text:s text:c="8"/>center += t.center();</text:p>
      <text:p text:style-name="TableContents">}</text:p>
      <text:p text:style-name="TableContents"/>
      <text:p text:style-name="P64">liste d’initialisateurs</text:p>
      <text:p text:style-name="TableContents">Fichier / Numéros de ligne : <text:span text:style-name="T65">X</text:span></text:p>
      <text:p text:style-name="TableContents">Exemple(s) de code</text:p>
      <text:p text:style-name="TableContents"/>
      <text:p text:style-name="P66">mot-clé explicit pour un constructeur</text:p>
      <text:p text:style-name="TableContents">Fichier / Numéros de ligne : Point.h, ligne 38</text:p>
      <text:p text:style-name="TableContents">Exemple(s) de code</text:p>
      <text:p text:style-name="TableContents"/>
      <text:p text:style-name="Textbody">explicit Point(CoordinateType _x<text:s/>= 0, CoordinateType _y = 0);</text:p>
      <text:p text:style-name="P67">mot-clé explicit pour un opérateur</text:p>
      <text:p text:style-name="TableContents">Fichier / Numéros de ligne : <text:span text:style-name="T68">X</text:span></text:p>
      <text:p text:style-name="TableContents">Exemple(s) de code</text:p>
      <text:p text:style-name="TableContents"/>
      <text:p text:style-name="P69">lambda</text:p>
      <text:p text:style-name="TableContents">Fichier / Numéros de ligne :<text:s/>ActionManager.cpp, ligne 22 / GameManager.cpp, ligne 57</text:p>
      <text:p text:style-name="TableContents">Plusieurs exemples de code</text:p>
      <text:p text:style-name="TableContents"/>
      <text:p text:style-name="Textbody">registerEvent(sf::Event::MouseMoved, [this](sf::Event event) {</text:p>
      <text:p text:style-name="Textbody"><text:s text:c="3"/>if (this -&gt; game != nullptr){</text:p>
      <text:p text:style-name="Textbody"><text:s text:c="6"/>this -&gt; game -&gt; centralizeSelected(event.mouseMove);</text:p>
      <text:p text:style-name="Textbody"><text:s text:c="3"/>}</text:p>
      <text:p text:style-name="Textbody">});</text:p>
      <text:p text:style-name="Textbody">[this]{</text:p>
      <text:p text:style-name="Textbody"><text:tab/>menu-&gt;clear();</text:p>
      <text:p text:style-name="Textbody"><text:tab/>initLoadGameButtons(0);</text:p>
      <text:p text:style-name="Textbody"><text:tab/>actionManager-&gt;setMenu(menu);</text:p>
      <text:p text:style-name="Textbody">}</text:p>
      <text:p text:style-name="Textbody"/>
      <text:p text:style-name="TableContents"/>
      <text:p text:style-name="TableContents"/>
      <text:p text:style-name="P70">std::sort</text:p>
      <text:p text:style-name="TableContents">Fichier / Numéros<text:s/>de ligne :<text:s/><text:span text:style-name="T71">X</text:span></text:p>
      <text:p text:style-name="TableContents">Exemple(s) de code</text:p>
      <text:p text:style-name="TableContents"/>
      <text:p text:style-name="TableContents"/>
      <text:p text:style-name="P72">Chapitre constexpr</text:p>
      <text:p text:style-name="P73"/>
      <text:p text:style-name="TableContents">Fichier / Numéros de ligne :<text:s/>Game.h, ligne 126</text:p>
      <text:p text:style-name="TableContents">Exemple(s) de code</text:p>
      <text:p text:style-name="TableContents"/>
      <text:p text:style-name="Textbody">static constexpr double littleTriangle1[2 * 3 * 2] = {</text:p>
      <text:p text:style-name="Textbody"><text:s text:c="6"/>100., 300., 100., 400., 000., 400.,</text:p>
      <text:p text:style-name="Textbody"><text:s text:c="6"/>100., 300., 200., 400., 100.,<text:s/>400.</text:p>
      <text:p text:style-name="Textbody">};</text:p>
      <text:p text:style-name="TableContents"/>
      <text:p text:style-name="P74">Chapitre pointeurs intelligents</text:p>
      <text:p text:style-name="P75"/>
      <text:p text:style-name="P76">unique_ptr</text:p>
      <text:p text:style-name="TableContents">Fichier / Numéros de ligne : Menu.h, ligne 78</text:p>
      <text:p text:style-name="TableContents">Exemple(s) de code</text:p>
      <text:p text:style-name="TableContents"/>
      <text:p text:style-name="TableContents">std::vector&lt;std::unique_ptr&lt;Button&gt;&gt; buttons;</text:p>
      <text:p text:style-name="TableContents"/>
      <text:p text:style-name="P77">shared_ptr</text:p>
      <text:p text:style-name="TableContents">Fichier / Numéros de ligne : Menu.h, ligne 79</text:p>
      <text:p text:style-name="TableContents">Exemple(s) de code</text:p>
      <text:p text:style-name="TableContents"/>
      <text:p text:style-name="TableContents">std::shared_ptr&lt;Button&gt; inputBox;</text:p>
      <text:p text:style-name="TableContents"/>
      <text:p text:style-name="P78">weak_ptr</text:p>
      <text:p text:style-name="TableContents">Fichier / Numéros de ligne :<text:s/><text:span text:style-name="T79">X</text:span></text:p>
      <text:p text:style-name="TableContents">Exemple(s) de code</text:p>
      <text:p text:style-name="TableContents"/>
      <text:p text:style-name="TableContents"/>
      <text:p text:style-name="P80">Chapitre Exceptions</text:p>
      <text:p text:style-name="P81"/>
      <text:p text:style-name="TableContents">Fichier / Numéros de ligne :<text:s/><text:span text:style-name="T82">X</text:span></text:p>
      <text:p text:style-name="TableContents">Exemple(s) de code</text:p>
      <text:p text:style-name="TableContents"/>
      <text:p text:style-name="TableContents"/>
      <text:p text:style-name="TableContents"/>
      <text:p text:style-name="P83">Chapitre Références universelles, sémantique de déplacement</text:p>
      <text:p text:style-name="TableContents"/>
      <text:p text:style-name="P84">fonction move</text:p>
      <text:p text:style-name="TableContents">Fichier / Numéros de ligne : Menu.cpp, ligne 12</text:p>
      <text:p text:style-name="TableContents">Exemple(s) de code</text:p>
      <text:p text:style-name="TableContents"/>
      <text:p text:style-name="TableContents">buttons.push_back(std::move(button));</text:p>
      <text:p text:style-name="TableContents"/>
      <text:p text:style-name="P85">constructeur de déplacement</text:p>
      <text:p text:style-name="TableContents">Fichier / Numéros de ligne : <text:span text:style-name="T86">X</text:span></text:p>
      <text:p text:style-name="TableContents">Exemple(s) de code</text:p>
      <text:p text:style-name="TableContents"/>
      <text:p text:style-name="TableContents"/>
      <text:p text:style-name="TableContents"/>
      <text:p text:style-name="P87">ANNEXE UTILISATION DE DESIGN PATTERNS</text:p>
      <text:p text:style-name="P88"/>
      <text:p text:style-name="P89">Design Pattern Singleton</text:p>
      <text:p text:style-name="TableContents">Fichier / Numéros de ligne :<text:s/>Preferences.h, ligne 26</text:p>
      <text:p text:style-name="TableContents">Exemple(s) de code</text:p>
      <text:p text:style-name="Textbody">static Preferences * getInstance(){</text:p>
      <text:p text:style-name="Textbody"><text:s text:c="3"/>if (instance == nullptr) {</text:p>
      <text:p text:style-name="Textbody"><text:s text:c="6"/>instance = new Preferences();</text:p>
      <text:p text:style-name="Textbody"><text:s text:c="3"/>}</text:p>
      <text:p text:style-name="Textbody"><text:s text:c="4"/>return instance;</text:p>
      <text:p text:style-name="Textbody">}</text:p>
      <text:p text:style-name="Textbody"/>
      <text:p text:style-name="P90">Design Pattern Builder</text:p>
      <text:p text:style-name="TableContents">Fichier / Numéros de ligne :<text:s/>GameBuilder.h</text:p>
      <text:p text:style-name="Textbody">Exemple(s) de code</text:p>
      <text:p text:style-name="Textbody">GameBuilder();</text:p>
      <text:p text:style-name="Textbody">void withShape(std::shared_ptr&lt;Shape&lt;double&gt;&gt; shape);</text:p>
      <text:p text:style-name="Textbody">std::shared_ptr&lt;Game&gt; build(const char * fileName);</text:p>
      <text:p text:style-name="P91"/>
      <text:p text:style-name="TableContents"><text:span text:style-name="T92">Design Pattern Composite</text:span></text:p>
      <text:p text:style-name="TableContents">Fichier / Numéros de ligne : Shape.h, Piece.h</text:p>
      <text:p text:style-name="Textbody">Exemple(s) de code</text:p>
      <text:p text:style-name="Textbody">template&lt;class CoordinateType&gt;</text:p>
      <text:p text:style-name="Textbody">class Piece: public Shape&lt;CoordinateType&gt; {</text:p>
      <text:p text:style-name="Textbody">private :</text:p>
      <text:p text:style-name="Textbody"><text:s text:c="4"/>std::list&lt;Shape&lt;CoordinateType&gt; *&gt; triangles; /*!List of triangles*/</text:p>
      <text:p text:style-name="Textbody">};</text:p>
      <text:p text:style-name="Textbody"/>
      <text:p text:style-name="P93"/>
      <text:p text:style-name="P94">Design Pattern ….</text:p>
      <text:p text:style-name="TableContents">Fichier / Numéros de ligne :</text:p>
      <text:p text:style-name="TableContents">Exemple(s) de code</text:p>
      <text:p text:style-name="P95"/>
      <text:p text:style-name="P96">Design Pattern ….</text:p>
      <text:p text:style-name="TableContents">Fichier / Numéros de ligne :</text:p>
      <text:p text:style-name="TableContents">Exemple(s) de code</text:p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system"/>
    <style:font-face style:name="BAAAAA+LiberationSerif-Bold" svg:font-family="BAAAAA+LiberationSerif-Bold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and Biguenet</dc:creator>
    <meta:creation-date>2020-02-23T19:53:00Z</meta:creation-date>
    <dc:date>2020-03-12T15:07:00Z</dc:date>
    <meta:template xlink:href="Normal" xlink:type="simple"/>
    <meta:editing-cycles>47</meta:editing-cycles>
    <meta:editing-duration>PT6180S</meta:editing-duration>
    <meta:document-statistic meta:page-count="8" meta:paragraph-count="12" meta:word-count="990" meta:character-count="6426" meta:row-count="45" meta:non-whitespace-character-count="5448"/>
  </office:meta>
</office:document-meta>
</file>